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P1" style:family="paragraph" style:parent-style-name="Frame_20_contents">
      <style:paragraph-properties fo:text-align="center" style:justify-single-word="false"/>
      <style:text-properties officeooo:rsid="0005b95d" officeooo:paragraph-rsid="0005b95d"/>
    </style:style>
    <style:style style:name="gr1" style:family="graphic">
      <style:graphic-properties draw:textarea-horizontal-align="justify" draw:textarea-vertical-align="middle" draw:auto-grow-height="false" fo:min-height="1.228cm" fo:min-width="1.91cm" loext:text-box="tru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style-name="gr1" svg:width="3.82cm" svg:height="3.686cm" svg:x="0.751cm" svg:y="1.468cm"><text:p text:style-name="P1">Hello</text:p>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<draw:equation draw:name="f0" draw:formula="$0 "/><draw:equation draw:name="f1" draw:formula="$0 /2"/><draw:equation draw:name="f2" draw:formula="?f1 +10800"/><draw:equation draw:name="f3" draw:formula="$0 *2/3"/><draw:equation draw:name="f4" draw:formula="?f3 +7200"/><draw:equation draw:name="f5" draw:formula="21600-?f0 "/><draw:equation draw:name="f6" draw:formula="?f5 /2"/><draw:equation draw:name="f7" draw:formula="21600-?f6 "/><draw:handle draw:handle-position="$0 top" draw:handle-range-x-minimum="0" draw:handle-range-x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los Vajna</meta:initial-creator>
    <meta:creation-date>2014-06-23T16:11:18.854856491</meta:creation-date>
    <dc:date>2014-06-23T16:11:59.992268408</dc:date>
    <dc:creator>Miklos Vajna</dc:creator>
    <meta:editing-duration>PT41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Dev/4.4.0.0.alpha0$Linux_X86_64 LibreOffice_project/7eea4387862c91e753aac0f86d31502814f87746</meta:generator>
  </office:meta>
</office:document-meta>
</file>